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7.28cm" style:use-optimal-column-width="false"/>
    </style:style>
    <style:style style:name="co2" style:family="table-column">
      <style:table-column-properties style:column-width="7.27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43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cm" svg:height="2.3cm" svg:x="8.202cm" svg:y="1.202cm">
          <text:p text:style-name="P1">foo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4cm" svg:height="2.1cm" svg:x="7.501cm" svg:y="5.001cm">
          <text:p text:style-name="P1"><text:span text:style-name="T1">parrafo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202cm" svg:y1="3.502cm" svg:x2="10.201cm" svg:y2="5.001cm" draw:start-shape="id1" draw:start-glue-point="8" draw:end-shape="id2" svg:d="M10202 3502v750h-1v749" svg:viewBox="0 0 2 1500">
          <text:p/>
        </draw:connector>
        <draw:connector draw:style-name="gr3" draw:text-style-name="P1" draw:layer="layout" draw:line-skew="0cm 1.099cm" svg:x1="10.201cm" svg:y1="7.101cm" svg:x2="12.901cm" svg:y2="6.051cm" draw:start-shape="id2" draw:start-glue-point="2" draw:end-shape="id2" svg:d="M10201 7101v501h4300v-1551h-1600" svg:viewBox="0 0 4301 1552">
          <text:p/>
        </draw:connector>
        <draw:custom-shape draw:style-name="gr1" draw:text-style-name="P1" xml:id="id3" draw:id="id3" draw:layer="layout" svg:width="2cm" svg:height="1.6cm" svg:x="9.201cm" svg:y="8.901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201cm" svg:y1="7.101cm" svg:x2="10.201cm" svg:y2="8.901cm" draw:start-shape="id2" draw:start-glue-point="2" draw:end-shape="id3" draw:end-glue-point="4" svg:d="M10201 7101v1800" svg:viewBox="0 0 1 1801">
          <text:p/>
        </draw:connector>
        <draw:frame draw:style-name="standard" draw:layer="layout" svg:width="14.558cm" svg:height="3.406cm" svg:x="3.217cm" svg:y="14.4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Eventos</text:p>
              </table:table-cell>
              <table:table-cell>
                <text:p text:style-name="P3">Acciones</text:p>
              </table:table-cell>
            </table:table-row>
            <table:table-row table:style-name="ro2" table:default-cell-style-name="ce1">
              <table:table-cell>
                <text:p>1.-</text:p>
              </table:table-cell>
              <table:table-cell>
                <text:p>1.-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1T19:59:57.368239440</meta:creation-date>
    <dc:date>2015-01-31T20:00:27.179655325</dc:date>
    <meta:editing-duration>P0D</meta:editing-duration>
    <meta:editing-cycles>1</meta:editing-cycles>
    <meta:document-statistic meta:object-count="7"/>
    <meta:generator>LibreOffice/4.2.7.2$Linux_X86_64 LibreOffice_project/420m0$Build-2</meta:generator>
  </office:meta>
</office:document-meta>
</file>